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fcb" officeooo:paragraph-rsid="00130fcb"/>
    </style:style>
    <style:style style:name="P2" style:family="paragraph" style:parent-style-name="Standard">
      <style:text-properties fo:font-weight="bold" officeooo:rsid="00130fcb" officeooo:paragraph-rsid="00130fcb" style:font-weight-asian="bold" style:font-weight-complex="bold"/>
    </style:style>
    <style:style style:name="P3" style:family="paragraph" style:parent-style-name="Standard">
      <style:text-properties fo:font-style="italic" officeooo:rsid="00130fcb" officeooo:paragraph-rsid="00130fcb" style:font-style-asian="italic" style:font-style-complex="italic"/>
    </style:style>
    <style:style style:name="P4" style:family="paragraph" style:parent-style-name="Standard">
      <style:text-properties fo:font-style="normal" officeooo:rsid="00130fcb" officeooo:paragraph-rsid="00130fcb" style:font-style-asian="normal" style:font-style-complex="normal"/>
    </style:style>
    <style:style style:name="P5" style:family="paragraph" style:parent-style-name="Standard">
      <style:text-properties style:text-underline-style="none" fo:font-weight="bold" officeooo:rsid="00130fcb" officeooo:paragraph-rsid="00130fcb" style:font-weight-asian="bold" style:font-weight-complex="bold"/>
    </style:style>
    <style:style style:name="P6" style:family="paragraph" style:parent-style-name="Standard">
      <style:text-properties fo:font-size="16pt" fo:font-weight="bold" officeooo:rsid="00130fcb" officeooo:paragraph-rsid="00130fc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tyle="italic" officeooo:rsid="00130fcb" officeooo:paragraph-rsid="00130fcb" style:font-style-asian="italic" style:font-style-complex="italic"/>
    </style:style>
    <style:style style:name="P8" style:family="paragraph" style:parent-style-name="Standard">
      <style:text-properties officeooo:rsid="00130fcb" officeooo:paragraph-rsid="00130fcb"/>
    </style:style>
    <style:style style:name="P9" style:family="paragraph" style:parent-style-name="Standard">
      <style:text-properties fo:font-size="16pt" fo:font-weight="bold" officeooo:rsid="00132746" officeooo:paragraph-rsid="00132746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2pt" fo:font-weight="bold" officeooo:rsid="00132746" officeooo:paragraph-rsid="00132746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132746" officeooo:paragraph-rsid="0013274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style="italic" fo:font-weight="normal" officeooo:rsid="00132746" officeooo:paragraph-rsid="00132746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149cdd" officeooo:paragraph-rsid="00149cdd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bold" officeooo:rsid="00149cdd" officeooo:paragraph-rsid="00149cdd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normal" fo:font-weight="bold" officeooo:rsid="00132746" officeooo:paragraph-rsid="0013274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fo:font-weight="bold" officeooo:rsid="00149cdd" officeooo:paragraph-rsid="00149cd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font-style="normal" fo:font-weight="normal" officeooo:rsid="00132746" officeooo:paragraph-rsid="0013274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49cdd" officeooo:paragraph-rsid="00149cd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neral comments</text:p>
      <text:p text:style-name="P1"/>
      <text:p text:style-name="P1">Probably want to change the ROOT_DIR to /home/yourname/GEMPro/GEMPro_recon/Ecoli/ as an example (It took me some time to figure out the correct directory for this)</text:p>
      <text:p text:style-name="P1"/>
      <text:p text:style-name="P1">I got errors for every plt.savefig lines of code. Are these required, or can they be removed?</text:p>
      <text:p text:style-name="P1"/>
      <text:p text:style-name="P1">Maybe add a comment at the top showing all the dependencies that are required for the file? (i.e. brewer2mpl, bs4, numpy, scipy, matplotlib etc)</text:p>
      <text:p text:style-name="P3"/>
      <text:p text:style-name="P4">The GEM_PRO Dataframe is in the iJO1366_FINAL.xlsx file, but the code says it's in a .csv file</text:p>
      <text:p text:style-name="P1"/>
      <text:p text:style-name="P6">Classify PDB Ligands: </text:p>
      <text:p text:style-name="P1"/>
      <text:p text:style-name="P5">GEM_PRO DataFrame </text:p>
      <text:p text:style-name="P4">MAPPING = ROOT_DIR + 'data_frames/iJO1366_FINAL.xlsx' </text:p>
      <text:p text:style-name="P3">This should used to be a csv, but it's now stored in the xlsx file</text:p>
      <text:p text:style-name="P1"/>
      <text:p text:style-name="P2">Import Code</text:p>
      <text:p text:style-name="P1">%matplotlib inline</text:p>
      <text:p text:style-name="P3">Put this before import code so that matplotlib figures show in notebook. Not sure if this is necessary for everyone, but I had to do this</text:p>
      <text:p text:style-name="P1"/>
      <text:p text:style-name="P1">%run '../../ssbio.ipynb'</text:p>
      <text:p text:style-name="P3">File is missing</text:p>
      <text:p text:style-name="P1"/>
      <text:p text:style-name="P2">Import DataFrame from Stage 3 ranking </text:p>
      <text:p text:style-name="P1">ecoli_pdb_data = pd.read_excel(MAPPING, sheetname=1) </text:p>
      <text:p text:style-name="P3">Change from pd.read_csv to pd.read_excel</text:p>
      <text:p text:style-name="P1"/>
      <text:p text:style-name="P2">Section 3.2 </text:p>
      <text:p text:style-name="P1">mol_types = pd.read_csv(ROOT_DIR+'tutorials/external_files/Classify_PDB_Mols/mols_classified.csv') </text:p>
      <text:p text:style-name="P1">mols = pd.read_csv(ROOT_DIR+'tutorials/external_files/Classify_PDB_Mols/mols_parsed.csv', index_col=0) </text:p>
      <text:p text:style-name="P3">Had to change the directories of the files</text:p>
      <text:p text:style-name="P1"/>
      <text:p text:style-name="P2">Get iJO1366 reactions with multiple bound ligands </text:p>
      <text:p text:style-name="P1">fig = plt.figure(figsize=(5,6)) </text:p>
      <text:p text:style-name="P3">Missing plt. Before figure</text:p>
      <text:p text:style-name="P1"/>
      <text:p text:style-name="P2">Calculate pairwise similarity between all compounds that bind to a given protein </text:p>
      <text:p text:style-name="P1">for g in set(gene_cc.m_gene.tolist()): </text:p>
      <text:p text:style-name="P1"><text:s text:c="4"/>mols = gene_cc[gene_cc.m_gene==g]['cc'].tolist() </text:p>
      <text:p text:style-name="P3">These should have gene_cc<text:span text:style-name="T2">.m_</text:span>gene rather than gene_cc.gene (two instances)</text:p>
      <text:p text:style-name="P1"/>
      <text:p text:style-name="P1"/>
      <text:p text:style-name="P1"/>
      <text:p text:style-name="P6"><text:soft-page-break/>Protein_Fold_Families: </text:p>
      <text:p text:style-name="P1"/>
      <text:p text:style-name="P2">GEM_PRO DataFrame </text:p>
      <text:p text:style-name="P1">MAPPING = ROOT_DIR + 'data_frames/iJO1366_FINAL.xlsx' </text:p>
      <text:p text:style-name="P1"/>
      <text:p text:style-name="P2">Import Code (none of this was there at first)</text:p>
      <text:p text:style-name="P1">%matplotlib inline </text:p>
      <text:p text:style-name="P1">import pandas as pd </text:p>
      <text:p text:style-name="P1">import matplotlib.pyplot as plt </text:p>
      <text:p text:style-name="P1">from cobra.io import * </text:p>
      <text:p text:style-name="P1">from cobra.io.sbml import * </text:p>
      <text:p text:style-name="P1">import numpy as np </text:p>
      <text:p text:style-name="P1"/>
      <text:p text:style-name="P1"/>
      <text:p text:style-name="P2">1a: Import GEM_PRO DataFrame </text:p>
      <text:p text:style-name="P1">DF_03_RXN_GENE_UNIPROT_PDB_HOMOL_RANKED = pd.read_excel(MAPPING, sheetname=1) </text:p>
      <text:p text:style-name="P1"/>
      <text:p text:style-name="P1"/>
      <text:p text:style-name="P2">2.1 Exercise 1 </text:p>
      <text:p text:style-name="P1">missing = np.subtract(len(DF_03_RXN_GENE_UNIPROT_PDB_HOMOL_RANKED['m_gene'].drop_duplicates()),pfam_genes) </text:p>
      <text:p text:style-name="P1">print "Percent coverage:", np.true_divide(pfam_genes,np.add(pfam_genes,missing)) </text:p>
      <text:p text:style-name="P3">Changed all numpy to np (later on it's used a bunch as np)</text:p>
      <text:p text:style-name="P1"/>
      <text:p text:style-name="P1">fig = plt.figure(figsize=(5,6)) </text:p>
      <text:p text:style-name="P3">Missing plt.</text:p>
      <text:p text:style-name="P1"/>
      <text:p text:style-name="P2">3.3: CHECKPOINT </text:p>
      <text:p text:style-name="P1">DF_GEM_PRO_MASTER.to_csv('DF_RXN_GENE_UNIPROT_PDB_PFAM.csv') </text:p>
      <text:p text:style-name="P1">DF_GEM_PRO_MASTER.to_pickle('DF_RXN_GENE_UNIPROT_PDB_PFAM.pckl') </text:p>
      <text:p text:style-name="P3">Code block crashes for me</text:p>
      <text:p text:style-name="P1"/>
      <text:p text:style-name="P2">Exercise 3.7 </text:p>
      <text:p text:style-name="P1">fig = plt.figure(figsize=(5,6))</text:p>
      <text:p text:style-name="P3">plt. missing</text:p>
      <text:p text:style-name="P1"/>
      <text:p text:style-name="P2">Section 4 </text:p>
      <text:p text:style-name="P1">'/home/ssbio/gempro2/for_paper/iJO1366/tutorials/assessment_ligand_binding/sdf_files' file is missing</text:p>
      <text:p text:style-name="P1"/>
      <text:p text:style-name="P1">Could not continue, but the rest of the code looks like it should work.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omplex Stoichiometry</text:p>
      <text:p text:style-name="P10"/>
      <text:p text:style-name="P10">Import Code</text:p>
      <text:p text:style-name="P11">%matplotlib inline</text:p>
      <text:p text:style-name="P11">import pandas as pd</text:p>
      <text:p text:style-name="P11">import numpy as np</text:p>
      <text:p text:style-name="P11">import matplotlib.pyplot as plt</text:p>
      <text:p text:style-name="P12">Import code missing</text:p>
      <text:p text:style-name="P12"/>
      <text:p text:style-name="P15">GEM_PRO Dataframe</text:p>
      <text:p text:style-name="P15"><text:span text:style-name="T3">MAPPING = ROOT_DIR + 'data_frames/iJO1366_FINAL.xlsx'</text:span></text:p>
      <text:p text:style-name="P17">DF_03 = pd.read_excel(MAPPING, sheetname=1)</text:p>
      <text:p text:style-name="P17"/>
      <text:p text:style-name="P10">2.3 Exercise</text:p>
      <text:p text:style-name="P11">fig, axes = plt.subplots(nrows=1, ncols=1,figsize=(5, 6))</text:p>
      <text:p text:style-name="P12">subplots does not work for me? This happens in a lot of the code. This could be an error on my end though</text:p>
      <text:p text:style-name="P17"/>
      <text:p text:style-name="P15">load in previous GEM-PRO complex data to include reactions not found in the dataframe</text:p>
      <text:p text:style-name="P17">previous_complexes_data = pd.read_excel(WORKING_DIR +'gempro_old_complexes.xlsx','Complex Index')</text:p>
      <text:p text:style-name="P12">Filename had to be changed</text:p>
      <text:p text:style-name="P11"/>
      <text:p text:style-name="P10">Now we will load in quantitative protein expression data to set protein expression levels.</text:p>
      <text:p text:style-name="P11">protein_abundance=pd.read_csv(WORKING_DIR+'protein_abundance.csv',index_col=0)</text:p>
      <text:p text:style-name="P11"><text:span text:style-name="T1">Filename had to be changed</text:span></text:p>
      <text:p text:style-name="P17"/>
      <text:p text:style-name="P15"><text:s/>Plot the distribution of minimum free peptide abundances. (Note: this is on a log scale.)</text:p>
      <text:p text:style-name="P17">plt.hist([np.log10(i) <text:s/>if i&gt;0 else 0 for i in minimum_free_pep_abundance.values()])</text:p>
      <text:p text:style-name="P12">Missing np. Before log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6:36:04.412640552</meta:creation-date>
    <dc:date>2015-08-13T17:21:04.93544803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78" meta:word-count="464" meta:character-count="3740" meta:non-whitespace-character-count="3312"/>
  </office:meta>
</office:document-meta>
</file>